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ff420e" draw:fill="solid" draw:fill-color="#ff66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579d1c" draw:fill="solid" draw:fill-color="#579d1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EB Garamond 08"/>
    </style:style>
    <style:style style:name="P3" style:family="paragraph">
      <loext:graphic-properties draw:fill="solid" draw:fill-color="#ff6600"/>
      <style:paragraph-properties fo:text-align="center"/>
      <style:text-properties style:font-name="EB Garamond 08"/>
    </style:style>
    <style:style style:name="P4" style:family="paragraph">
      <loext:graphic-properties draw:fill="solid" draw:fill-color="#579d1c"/>
      <style:paragraph-properties fo:text-align="center"/>
      <style:text-properties style:font-name="EB Garamond 08"/>
    </style:style>
    <style:style style:name="T1" style:family="text">
      <style:text-properties style:font-name="EB Garamond 08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.6cm" svg:height="1cm" svg:x="18.4cm" svg:y="0.9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18.401cm" svg:y="2.001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6.6cm" svg:height="1cm" svg:x="18.402cm" svg:y="3.102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6.6cm" svg:height="1cm" svg:x="11.301cm" svg:y="5.901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11.302cm" svg:y="7.002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6.6cm" svg:height="1cm" svg:x="11.303cm" svg:y="8.103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6.6cm" svg:height="1cm" svg:x="25.602cm" svg:y="5.902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25.603cm" svg:y="7.003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8" draw:id="id8" draw:layer="layout" svg:width="6.6cm" svg:height="1cm" svg:x="25.604cm" svg:y="8.104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6.6cm" svg:height="1cm" svg:x="7.8cm" svg:y="12.298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7.801cm" svg:y="13.399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7.802cm" svg:y="14.5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6.6cm" svg:height="1cm" svg:x="14.9cm" svg:y="12.298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14.901cm" svg:y="13.399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14.902cm" svg:y="14.5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6.6cm" svg:height="1cm" svg:x="21.998cm" svg:y="12.298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21.999cm" svg:y="13.399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22cm" svg:y="14.5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6.6cm" svg:height="1cm" svg:x="29.199cm" svg:y="12.299cm">
          <text:p text:style-name="P1"><text:span text:style-name="T1">Symbolic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6cm" svg:height="1cm" svg:x="29.2cm" svg:y="13.4cm">
          <text:p text:style-name="P1"><text:span text:style-name="T1">Upward/Multipole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29.201cm" svg:y="14.501cm">
          <text:p text:style-name="P1"><text:span text:style-name="T1">Downward/Local data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601cm" svg:y1="5.901cm" svg:x2="21.702cm" svg:y2="4.102cm" draw:start-shape="id1" draw:start-glue-point="0" draw:end-shape="id2" draw:end-glue-point="2" svg:d="M14601 5901v-899h7101v-900" svg:viewBox="0 0 7102 1800">
          <text:p/>
        </draw:connector>
        <draw:connector draw:style-name="gr4" draw:text-style-name="P1" draw:layer="layout" svg:x1="28.902cm" svg:y1="5.902cm" svg:x2="21.702cm" svg:y2="4.102cm" draw:start-shape="id3" draw:start-glue-point="0" draw:end-shape="id2" draw:end-glue-point="2" svg:d="M28902 5902v-899h-7200v-901" svg:viewBox="0 0 7201 1801">
          <text:p/>
        </draw:connector>
        <draw:connector draw:style-name="gr4" draw:text-style-name="P1" draw:layer="layout" svg:x1="11.1cm" svg:y1="12.298cm" svg:x2="14.603cm" svg:y2="9.103cm" draw:start-shape="id4" draw:start-glue-point="0" draw:end-shape="id5" draw:end-glue-point="2" svg:d="M11100 12298v-1597h3503v-1598" svg:viewBox="0 0 3504 3196">
          <text:p/>
        </draw:connector>
        <draw:connector draw:style-name="gr4" draw:text-style-name="P1" draw:layer="layout" svg:x1="18.2cm" svg:y1="12.298cm" svg:x2="14.603cm" svg:y2="9.103cm" draw:start-shape="id6" draw:start-glue-point="0" draw:end-shape="id5" draw:end-glue-point="2" svg:d="M18200 12298v-1597h-3597v-1598" svg:viewBox="0 0 3598 3196">
          <text:p/>
        </draw:connector>
        <draw:connector draw:style-name="gr4" draw:text-style-name="P1" draw:layer="layout" svg:x1="25.298cm" svg:y1="12.298cm" svg:x2="28.904cm" svg:y2="9.104cm" draw:start-shape="id7" draw:start-glue-point="0" draw:end-shape="id8" draw:end-glue-point="2" svg:d="M25298 12298v-1596h3606v-1598" svg:viewBox="0 0 3607 3195">
          <text:p/>
        </draw:connector>
        <draw:connector draw:style-name="gr4" draw:text-style-name="P1" draw:layer="layout" svg:x1="32.499cm" svg:y1="12.299cm" svg:x2="28.904cm" svg:y2="9.104cm" draw:start-shape="id9" draw:start-glue-point="0" draw:end-shape="id8" draw:end-glue-point="2" svg:d="M32499 12299v-1597h-3595v-1598" svg:viewBox="0 0 3596 3196">
          <text:p/>
        </draw:connector>
        <draw:custom-shape draw:style-name="gr1" draw:text-style-name="P2" draw:layer="layout" svg:width="6.6cm" svg:height="1cm" svg:x="7.801cm" svg:y="16.299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7.803cm" svg:y="17.501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cm" svg:height="1cm" svg:x="14.901cm" svg:y="16.299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14.903cm" svg:y="17.501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cm" svg:height="1cm" svg:x="21.999cm" svg:y="16.299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22.001cm" svg:y="17.501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6cm" svg:height="1cm" svg:x="29.2cm" svg:y="16.3cm">
          <text:p text:style-name="P1"><text:span text:style-name="T1">Symbolic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6cm" svg:height="1cm" svg:x="29.202cm" svg:y="17.502cm">
          <text:p text:style-name="P1"><text:span text:style-name="T1">Downward data 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B Garamond 08" svg:font-family="'EB Garamond 08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43.5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08:27:04.576249824</meta:creation-date>
    <dc:date>2020-04-16T17:11:09.035583044</dc:date>
    <meta:editing-duration>PT16M30S</meta:editing-duration>
    <meta:editing-cycles>7</meta:editing-cycles>
    <meta:generator>LibreOffice/6.0.7.3$Linux_X86_64 LibreOffice_project/00m0$Build-3</meta:generator>
    <meta:document-statistic meta:object-count="35"/>
  </office:meta>
</office:document-meta>
</file>